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style:text-underline-style="solid" style:text-underline-width="auto" style:text-underline-color="font-color"/>
    </style:style>
    <style:style style:name="P3" style:family="paragraph" style:parent-style-name="Heading_20_1">
      <style:text-properties style:text-underline-style="solid" style:text-underline-width="auto" style:text-underline-color="font-color" officeooo:paragraph-rsid="0014c57a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7d714" officeooo:paragraph-rsid="0007d714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7ae58" officeooo:paragraph-rsid="0017ae58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d714" officeooo:paragraph-rsid="0007d71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8e251" officeooo:paragraph-rsid="0008e251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officeooo:paragraph-rsid="0014c57a"/>
    </style:style>
    <style:style style:name="T1" style:family="text">
      <style:text-properties officeooo:rsid="000d0cbf"/>
    </style:style>
    <style:style style:name="T2" style:family="text">
      <style:text-properties officeooo:rsid="000d4eb4"/>
    </style:style>
    <style:style style:name="T3" style:family="text">
      <style:text-properties officeooo:rsid="000f121a"/>
    </style:style>
    <style:style style:name="T4" style:family="text">
      <style:text-properties officeooo:rsid="0010a133"/>
    </style:style>
    <style:style style:name="T5" style:family="text">
      <style:text-properties officeooo:rsid="0011c490"/>
    </style:style>
    <style:style style:name="T6" style:family="text">
      <style:text-properties officeooo:rsid="0013c1ae"/>
    </style:style>
    <style:style style:name="T7" style:family="text">
      <style:text-properties officeooo:rsid="0014c57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DERO Adrien – ESCULIER Dylan – CROCHARD Pascal – BTS SIO 2 SLAM</text:p>
      <text:p text:style-name="P4"/>
      <text:p text:style-name="P4">Documentation du diagramme de classes</text:p>
      <text:p text:style-name="P4">Projet : Maison Des Ligues</text:p>
      <text:p text:style-name="P5">Mission 1</text:p>
      <text:p text:style-name="P4"/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"><text:a xlink:type="simple" xlink:href="#__RefHeading___Toc218_3975543575" text:style-name="Index_20_Link" text:visited-style-name="Index_20_Link">I - Introduction :<text:tab/>1</text:a></text:p>
          <text:p text:style-name="P1"><text:a xlink:type="simple" xlink:href="#__RefHeading___Toc218_39755435751" text:style-name="Index_20_Link" text:visited-style-name="Index_20_Link">II – Présentation du diagramme :<text:tab/>1</text:a></text:p>
        </text:index-body>
      </text:table-of-content>
      <text:p text:style-name="P6"/>
      <text:p text:style-name="P6"/>
      <text:h text:style-name="P2" text:outline-level="1"><text:bookmark-start text:name="__RefHeading___Toc218_3975543575"/><text:span text:style-name="T1">I - </text:span>Introduction :<text:bookmark-end text:name="__RefHeading___Toc218_3975543575"/></text:h>
      <text:p text:style-name="Text_20_body"/>
      <text:p text:style-name="Text_20_body"><text:tab/><text:span text:style-name="T3">La Maison des Ligues de Lorraine (M2L) est une structure fournissant des espaces et des services aux différentes ligues sportives régionales. </text:span><text:span text:style-name="T4">Il est possible de s’y inscrire afin de devenir soit participant, soit bénévole, soit licencié. </text:span><text:span text:style-name="T5">Chacun avec des habilités et des avantages différents, même s’il est possible d’avoir plusieurs rôles pour une même personne. </text:span><text:span text:style-name="T2">La modélisation de données qui va suivre a été réalisée dans l’objectif de représenter les besoins de l’application Symfony concernant </text:span><text:span text:style-name="T6">uniquement </text:span><text:span text:style-name="T2">les inscriptions des licenciés.</text:span></text:p>
      <text:h text:style-name="P3" text:outline-level="1"><text:bookmark-start text:name="__RefHeading___Toc218_39755435751"/><text:span text:style-name="T1">I</text:span><text:span text:style-name="T7">I – Présentation du diagramme</text:span> :<text:bookmark-end text:name="__RefHeading___Toc218_39755435751"/></text:h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6T12:46:08.468000000</dc:date>
    <meta:editing-duration>PT18M10S</meta:editing-duration>
    <meta:editing-cycles>15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0" meta:word-count="123" meta:character-count="791" meta:non-whitespace-character-count="672"/>
  </office:meta>
</office:document-meta>
</file>